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officeooo:rsid="000c796d" officeooo:paragraph-rsid="000c796d" style:font-weight-asian="bold" style:font-weight-complex="bold"/>
    </style:style>
    <style:style style:name="P2" style:family="paragraph" style:parent-style-name="Standard">
      <style:paragraph-properties fo:text-align="justify" style:justify-single-word="false"/>
      <style:text-properties fo:font-weight="normal" officeooo:rsid="000c796d" officeooo:paragraph-rsid="000c796d"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arison between human learning and bonobo learning</text:p>
      <text:p text:style-name="P1"/>
      <text:p text:style-name="P2">The goal of this experiment was to compare how humans and bonobo learn the same task. The bonobo (<text:span text:style-name="T1">Pan paniscus</text:span><text:span text:style-name="T2">) is one of two species of chimpanzees. The same experiment you just took was taken by two bonobos, named Kanzi and Teco, at the Ape Cognition and Conservation Initiative in Des Moines, Iowa. You may have about a Kanzi who has been trained to use a keyboard with icons to communicate with humans. That is the same Kanzi! You just took the same experiment as the most famous chimpanzee alive.</text:span></text:p>
      <text:p text:style-name="P2"><text:span text:style-name="T2"/></text:p>
      <text:p text:style-name="P2"><text:span text:style-name="T2">In the experiment, you should have learned first to touch the white cross in order to proceed. When a colored square appeared, other shapes soon followed, for example, a black triangle and a white circle. A different shape was correct depending on the color of the square, and you should have learned this as you proceeded. You may have seen slight variations of this setup, but the basic logic was always to learn the correspondence between a color and a shape.</text:span></text:p>
      <text:p text:style-name="P2"><text:span text:style-name="T2"/></text:p>
      <text:p text:style-name="P2"><text:span text:style-name="T2">The purpose of the experiment was to see whether humans and bonobo would learn at the same speed or not. We do not know the results at this time, please write to </text:span><text:a xlink:type="simple" xlink:href="mailto:sghirlanda@brooklyn.cuny.edu" text:style-name="Internet_20_link" text:visited-style-name="Visited_20_Internet_20_Link"><text:span text:style-name="T2">sghirlanda@brooklyn.cuny.edu</text:span></text:a><text:span text:style-name="T2"> at the end of the semester if you are curious.</text:span></text:p>
      <text:p text:style-name="P2"><text:span text:style-name="T2"/></text:p>
      <text:p text:style-name="P2"><text:span text:style-name="T2">Thank you for your particip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3:42:19.832956670</meta:creation-date>
    <dc:date>2019-11-06T13:55:04.005785768</dc:date>
    <meta:editing-duration>PT4S</meta:editing-duration>
    <meta:editing-cycles>1</meta:editing-cycles>
    <meta:document-statistic meta:table-count="0" meta:image-count="0" meta:object-count="0" meta:page-count="1" meta:paragraph-count="5" meta:word-count="226" meta:character-count="1286" meta:non-whitespace-character-count="1065"/>
    <meta:generator>LibreOffice/6.2.7.1$Linux_X86_64 LibreOffice_project/20$Build-1</meta:generator>
  </office:meta>
</office:document-meta>
</file>